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Heading_20_1">
      <style:text-properties officeooo:paragraph-rsid="00059970"/>
    </style:style>
    <style:style style:name="P5" style:family="paragraph" style:parent-style-name="Heading_20_1">
      <style:text-properties officeooo:paragraph-rsid="00078eb4"/>
    </style:style>
    <style:style style:name="P6" style:family="paragraph" style:parent-style-name="Text_20_body">
      <style:text-properties officeooo:rsid="00059970" officeooo:paragraph-rsid="00059970"/>
    </style:style>
    <style:style style:name="P7" style:family="paragraph" style:parent-style-name="Text_20_body">
      <style:text-properties officeooo:rsid="00083e05" officeooo:paragraph-rsid="00083e05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4" text:outline-level="1">1<text:span text:style-name="T3">4</text:span>/02/2024 – 1<text:span text:style-name="T3">7:</text:span><text:span text:style-name="T5">36</text:span></text:h>
      <text:p text:style-name="P6">Pour améliorer le Rover, ajout des collections n’appartenant pas à un niveau. Ajout également d’un système de FPS <text:span text:style-name="T4">pour mieux comprendre les performances du moteur</text:span>.</text:p>
      <text:h text:style-name="P5" text:outline-level="1">1<text:span text:style-name="T6">5</text:span>/02/2024 – <text:span text:style-name="T6">00</text:span>:<text:span text:style-name="T6">0</text:span><text:span text:style-name="T9">4</text:span></text:h>
      <text:p text:style-name="P7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15T00:03:25.340000000</dc:date>
    <meta:editing-duration>PT9M8S</meta:editing-duration>
    <meta:editing-cycles>14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9" meta:word-count="139" meta:character-count="891" meta:non-whitespace-character-count="759"/>
  </office:meta>
</office:document-meta>
</file>